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Párrafodelista" style:list-style-name="LFO1" style:family="paragraph"/>
    <style:style style:name="P4" style:parent-style-name="Normal" style:family="paragraph">
      <style:paragraph-properties fo:text-indent="0.25in"/>
    </style:style>
    <style:style style:name="P5" style:parent-style-name="Párrafodelista" style:list-style-name="LFO1" style:family="paragraph"/>
    <style:style style:name="P6" style:parent-style-name="Párrafodelist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Información del titular</text:p>
        </text:list-item>
      </text:list>
      <text:p text:style-name="P2">Dedicación profesionalidad objetivos.</text:p>
      <text:p text:style-name="Normal"/>
      <text:p text:style-name="Normal"/>
      <text:list text:style-name="LFO1" text:continue-numbering="true">
        <text:list-item>
          <text:p text:style-name="P3">Contenido donde hablaremos de productos y servicios que ofrece la empresa.<text:s/>Seccciones con menú acordeón bajo cada producto</text:p>
        </text:list-item>
      </text:list>
      <text:p text:style-name="P4">Con imágenes por familias y descripción de los servicios que preste la empresa.</text:p>
      <text:p text:style-name="Normal"><text:tab/>Imágenes para cada familia de producto o servicio</text:p>
      <text:p text:style-name="Normal"><text:tab/>Video de presentación <text:s/>con controles para poder pararlo</text:p>
      <text:p text:style-name="Normal"/>
      <text:p text:style-name="Normal">Lista definición para nuestro personal</text:p>
      <text:p text:style-name="Normal">Medico-endocrino</text:p>
      <text:p text:style-name="Normal">Nutricionista….</text:p>
      <text:p text:style-name="Normal"/>
      <text:p text:style-name="Normal"/>
      <text:list text:style-name="LFO1" text:continue-numbering="true">
        <text:list-item>
          <text:p text:style-name="P5">Ubicación del centro de trabajo.</text:p>
        </text:list-item>
      </text:list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">Contacto</text:p>
        </text:list-item>
      </text:list>
      <text:p text:style-name="Párrafodelista">Telefónico</text:p>
      <text:p text:style-name="Párrafodelista">Postal</text:p>
      <text:p text:style-name="Párrafodelista">O e-mai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Titulo de la web: “SABOR NATURAL”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FD-2334-08</meta:initial-creator>
    <dc:creator>AFD-2334-08</dc:creator>
    <meta:creation-date>2025-01-27T08:23:00Z</meta:creation-date>
    <dc:date>2025-01-28T10:35:00Z</dc:date>
    <meta:template xlink:href="Normal" xlink:type="simple"/>
    <meta:editing-cycles>2</meta:editing-cycles>
    <meta:editing-duration>PT9060S</meta:editing-duration>
    <meta:document-statistic meta:page-count="1" meta:paragraph-count="1" meta:word-count="80" meta:character-count="522" meta:row-count="3" meta:non-whitespace-character-count="443"/>
  </office:meta>
</office:document-meta>
</file>